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975A0000CA800000C6C09E03DDF0E56EF9B7.pdf" manifest:media-type="application/pdf"/>
  <manifest:file-entry manifest:full-path="Pictures/100000010000021C000002121FE306A637B1DA0C.png" manifest:media-type="image/png"/>
  <manifest:file-entry manifest:full-path="Pictures/10007C220000CA800000C6C00C55C40949016AEF.pdf" manifest:media-type="application/pdf"/>
  <manifest:file-entry manifest:full-path="Pictures/100000010000021C00000212D202C36EE833796A.png" manifest:media-type="image/png"/>
  <manifest:file-entry manifest:full-path="Pictures/1000995E0000CA800000C6C0F54E57420EF08380.pdf" manifest:media-type="application/pdf"/>
  <manifest:file-entry manifest:full-path="Pictures/100000010000021C00000212AD21CEFE0B1BE98E.png" manifest:media-type="image/png"/>
  <manifest:file-entry manifest:full-path="Pictures/100000010000027B000001C07458D2016BEBE92B.png" manifest:media-type="image/png"/>
  <manifest:file-entry manifest:full-path="Pictures/100000010000021C00000212912E2D117AF31CAC.png" manifest:media-type="image/png"/>
  <manifest:file-entry manifest:full-path="Pictures/100000010000027B000001C0E29BF72B306E81C1.png" manifest:media-type="image/png"/>
  <manifest:file-entry manifest:full-path="Pictures/100000010000021C0000021229EECBF025C96EFE.png" manifest:media-type="image/png"/>
  <manifest:file-entry manifest:full-path="Pictures/100081B50000CA800000C6C082214DC14BC2F434.pdf" manifest:media-type="application/pdf"/>
  <manifest:file-entry manifest:full-path="Pictures/1000000100000272000001C0656641F21C739FB5.png" manifest:media-type="image/png"/>
  <manifest:file-entry manifest:full-path="Pictures/100042410000CA800000C6C0B7310D2E48F7EC6A.pdf" manifest:media-type="application/pdf"/>
  <manifest:file-entry manifest:full-path="Pictures/10007E940000CA800000C6C0F043D4F2E5761848.pdf" manifest:media-type="application/pdf"/>
  <manifest:file-entry manifest:full-path="Pictures/100000010000021C000002127A6FA512A52C91F1.png" manifest:media-type="image/png"/>
  <manifest:file-entry manifest:full-path="Pictures/10012B480000CA800000C6C07EAD61076162C973.pdf" manifest:media-type="application/pdf"/>
  <manifest:file-entry manifest:full-path="Pictures/100000010000021C0000021297174ED3FD0793A9.png" manifest:media-type="image/png"/>
  <manifest:file-entry manifest:full-path="Pictures/100108660000CA800000C6C05902BE9F3EC46771.pdf" manifest:media-type="application/pdf"/>
  <manifest:file-entry manifest:full-path="Pictures/100000010000021C0000021200B3B20F444B04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973cm"/>
      <style:paragraph-properties style:writing-mode="lr-tb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6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" fo:font-size="24pt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24pt"/>
    </style:style>
    <style:style style:name="P4" style:family="paragraph">
      <style:paragraph-properties fo:text-align="center"/>
      <style:text-properties style:font-name="DejaVu Sans" fo:font-size="26pt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808080" loext:opacity="100%" style:font-name="DejaVu Sans" fo:font-size="50pt"/>
    </style:style>
    <style:style style:name="P8" style:family="paragraph">
      <loext:graphic-properties draw:fill="none" draw:fill-color="#ffffff"/>
      <style:paragraph-properties fo:text-align="center"/>
      <style:text-properties fo:color="#808080" loext:opacity="100%" style:font-name="DejaVu Sans" fo:font-size="50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28cm" svg:height="11.378cm" svg:x="65.354cm" svg:y="3.935cm">
          <draw:image xlink:href="Pictures/100000010000027B000001C07458D2016BEBE92B.png" xlink:type="simple" xlink:show="embed" xlink:actuate="onLoad" draw:mime-type="image/png">
            <text:p/>
          </draw:image>
        </draw:frame>
        <draw:frame draw:style-name="gr1" draw:text-style-name="P1" draw:layer="layout" svg:width="16.128cm" svg:height="11.378cm" svg:x="7.985cm" svg:y="11.847cm">
          <draw:image xlink:href="Pictures/100000010000027B000001C0E29BF72B306E81C1.png" xlink:type="simple" xlink:show="embed" xlink:actuate="onLoad" draw:mime-type="image/png">
            <text:p/>
          </draw:image>
        </draw:frame>
        <draw:frame draw:style-name="gr1" draw:text-style-name="P1" draw:layer="layout" svg:width="15.899cm" svg:height="11.378cm" svg:x="65.235cm" svg:y="20.097cm">
          <draw:image xlink:href="Pictures/1000000100000272000001C0656641F21C739FB5.png" xlink:type="simple" xlink:show="embed" xlink:actuate="onLoad" draw:mime-type="image/png">
            <text:p/>
          </draw:image>
        </draw:frame>
        <draw:frame draw:style-name="gr1" draw:text-style-name="P1" draw:layer="layout" svg:width="15.24cm" svg:height="14.961cm" svg:x="3.54cm" svg:y="18.185cm">
          <draw:image xlink:href="Pictures/100042410000CA800000C6C0B7310D2E48F7EC6A.pdf" xlink:type="simple" xlink:show="embed" xlink:actuate="onLoad" draw:mime-type="application/pdf">
            <text:p/>
          </draw:image>
          <draw:image xlink:href="Pictures/100000010000021C00000212912E2D117AF31CAC.png" xlink:type="simple" xlink:show="embed" xlink:actuate="onLoad" draw:mime-type="image/png"/>
        </draw:frame>
        <draw:frame draw:style-name="gr1" draw:text-style-name="P1" draw:layer="layout" svg:width="15.24cm" svg:height="14.961cm" svg:x="3.54cm" svg:y="2.005cm">
          <draw:image xlink:href="Pictures/10007E940000CA800000C6C0F043D4F2E5761848.pdf" xlink:type="simple" xlink:show="embed" xlink:actuate="onLoad" draw:mime-type="application/pdf">
            <text:p/>
          </draw:image>
          <draw:image xlink:href="Pictures/100000010000021C000002127A6FA512A52C91F1.png" xlink:type="simple" xlink:show="embed" xlink:actuate="onLoad" draw:mime-type="image/png"/>
        </draw:frame>
        <draw:frame draw:style-name="gr2" draw:text-style-name="P3" draw:layer="layout" svg:width="7.302cm" svg:height="2.223cm" svg:x="18.68cm" svg:y="10.154cm">
          <draw:text-box>
            <text:p text:style-name="P2">Population</text:p>
            <text:p text:style-name="P2">[person 10<text:span text:style-name="T1">4</text:span><text:span text:style-name="T2">]</text:span></text:p>
          </draw:text-box>
        </draw:frame>
        <draw:frame draw:style-name="gr3" draw:text-style-name="P5" draw:layer="layout" svg:width="13.335cm" svg:height="2.223cm" svg:x="4.492cm" svg:y="0.617cm">
          <draw:text-box>
            <text:p text:style-name="P4">Entire city</text:p>
          </draw:text-box>
        </draw:frame>
        <draw:frame draw:style-name="gr3" draw:text-style-name="P5" draw:layer="layout" svg:width="13.335cm" svg:height="2.223cm" svg:x="4.492cm" svg:y="16.927cm">
          <draw:text-box>
            <text:p text:style-name="P4">Most populated area</text:p>
          </draw:text-box>
        </draw:frame>
        <draw:line draw:style-name="gr4" draw:text-style-name="P6" draw:layer="layout" svg:x1="26.717cm" svg:y1="0.735cm" svg:x2="26.717cm" svg:y2="34.707cm">
          <text:p/>
        </draw:line>
        <draw:frame draw:style-name="gr5" draw:text-style-name="P8" draw:layer="layout" svg:width="2.857cm" svg:height="2.858cm" svg:x="1.87cm" svg:y="-0.218cm">
          <draw:text-box>
            <text:p text:style-name="P7">A</text:p>
          </draw:text-box>
        </draw:frame>
        <draw:frame draw:style-name="gr1" draw:text-style-name="P1" draw:layer="layout" svg:width="15.24cm" svg:height="14.961cm" svg:x="29.262cm" svg:y="2.005cm">
          <draw:image xlink:href="Pictures/10012B480000CA800000C6C07EAD61076162C973.pdf" xlink:type="simple" xlink:show="embed" xlink:actuate="onLoad" draw:mime-type="application/pdf">
            <text:p/>
          </draw:image>
          <draw:image xlink:href="Pictures/100000010000021C0000021229EECBF025C96EFE.png" xlink:type="simple" xlink:show="embed" xlink:actuate="onLoad" draw:mime-type="image/png"/>
        </draw:frame>
        <draw:frame draw:style-name="gr1" draw:text-style-name="P1" draw:layer="layout" svg:width="15.24cm" svg:height="14.961cm" svg:x="45.765cm" svg:y="2.005cm">
          <draw:image xlink:href="Pictures/100081B50000CA800000C6C082214DC14BC2F434.pdf" xlink:type="simple" xlink:show="embed" xlink:actuate="onLoad" draw:mime-type="application/pdf">
            <text:p/>
          </draw:image>
          <draw:image xlink:href="Pictures/100000010000021C0000021297174ED3FD0793A9.png" xlink:type="simple" xlink:show="embed" xlink:actuate="onLoad" draw:mime-type="image/png"/>
        </draw:frame>
        <draw:frame draw:style-name="gr1" draw:text-style-name="P1" draw:layer="layout" svg:width="15.24cm" svg:height="14.961cm" svg:x="62.282cm" svg:y="2.005cm">
          <draw:image xlink:href="Pictures/100108660000CA800000C6C05902BE9F3EC46771.pdf" xlink:type="simple" xlink:show="embed" xlink:actuate="onLoad" draw:mime-type="application/pdf">
            <text:p/>
          </draw:image>
          <draw:image xlink:href="Pictures/100000010000021C0000021200B3B20F444B04DA.png" xlink:type="simple" xlink:show="embed" xlink:actuate="onLoad" draw:mime-type="image/png"/>
        </draw:frame>
        <draw:frame draw:style-name="gr3" draw:text-style-name="P5" draw:layer="layout" svg:width="13.335cm" svg:height="2.223cm" svg:x="30.187cm" svg:y="0.417cm">
          <draw:text-box>
            <text:p text:style-name="P4">Observed</text:p>
          </draw:text-box>
        </draw:frame>
        <draw:frame draw:style-name="gr3" draw:text-style-name="P5" draw:layer="layout" svg:width="13.335cm" svg:height="2.223cm" svg:x="46.588cm" svg:y="0.418cm">
          <draw:text-box>
            <text:p text:style-name="P4">Scenario 1</text:p>
          </draw:text-box>
        </draw:frame>
        <draw:frame draw:style-name="gr3" draw:text-style-name="P5" draw:layer="layout" svg:width="13.335cm" svg:height="2.223cm" svg:x="63.088cm" svg:y="0.418cm">
          <draw:text-box>
            <text:p text:style-name="P4">Scenario 2</text:p>
          </draw:text-box>
        </draw:frame>
        <draw:frame draw:style-name="gr5" draw:text-style-name="P8" draw:layer="layout" svg:width="6.032cm" svg:height="2.858cm" svg:x="24.995cm" svg:y="-0.218cm">
          <draw:text-box>
            <text:p text:style-name="P7">B</text:p>
          </draw:text-box>
        </draw:frame>
        <draw:frame draw:style-name="gr1" draw:text-style-name="P1" draw:layer="layout" svg:width="15.24cm" svg:height="14.961cm" svg:x="29.27cm" svg:y="18.185cm">
          <draw:image xlink:href="Pictures/1000995E0000CA800000C6C0F54E57420EF08380.pdf" xlink:type="simple" xlink:show="embed" xlink:actuate="onLoad" draw:mime-type="application/pdf">
            <text:p/>
          </draw:image>
          <draw:image xlink:href="Pictures/100000010000021C00000212D202C36EE833796A.png" xlink:type="simple" xlink:show="embed" xlink:actuate="onLoad" draw:mime-type="image/png"/>
        </draw:frame>
        <draw:frame draw:style-name="gr1" draw:text-style-name="P1" draw:layer="layout" svg:width="15.24cm" svg:height="14.961cm" svg:x="45.755cm" svg:y="18.185cm">
          <draw:image xlink:href="Pictures/10007C220000CA800000C6C00C55C40949016AEF.pdf" xlink:type="simple" xlink:show="embed" xlink:actuate="onLoad" draw:mime-type="application/pdf">
            <text:p/>
          </draw:image>
          <draw:image xlink:href="Pictures/100000010000021C000002121FE306A637B1DA0C.png" xlink:type="simple" xlink:show="embed" xlink:actuate="onLoad" draw:mime-type="image/png"/>
        </draw:frame>
        <draw:frame draw:style-name="gr1" draw:text-style-name="P1" draw:layer="layout" svg:width="15.24cm" svg:height="14.961cm" svg:x="62.29cm" svg:y="18.185cm">
          <draw:image xlink:href="Pictures/1000975A0000CA800000C6C09E03DDF0E56EF9B7.pdf" xlink:type="simple" xlink:show="embed" xlink:actuate="onLoad" draw:mime-type="application/pdf">
            <text:p/>
          </draw:image>
          <draw:image xlink:href="Pictures/100000010000021C00000212AD21CEFE0B1BE98E.png" xlink:type="simple" xlink:show="embed" xlink:actuate="onLoad" draw:mime-type="image/png"/>
        </draw:frame>
        <draw:frame draw:style-name="gr3" draw:text-style-name="P3" draw:layer="layout" svg:width="7.302cm" svg:height="2.223cm" svg:x="75.808cm" svg:y="18.888cm">
          <draw:text-box>
            <text:p text:style-name="P2">T<text:span text:style-name="T3">E</text:span>/P</text:p>
          </draw:text-box>
        </draw:frame>
        <draw:frame draw:style-name="gr3" draw:text-style-name="P3" draw:layer="layout" svg:width="7.302cm" svg:height="2.223cm" svg:x="75.808cm" svg:y="2.787cm">
          <draw:text-box>
            <text:p text:style-name="P2">NDVI</text:p>
          </draw:text-box>
        </draw:frame>
        <draw:frame draw:style-name="gr5" draw:text-style-name="P8" draw:layer="layout" svg:width="6.032cm" svg:height="2.858cm" svg:x="24.995cm" svg:y="16.682cm">
          <draw:text-box>
            <text:p text:style-name="P7"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23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39:16.030298016</meta:creation-date>
    <dc:date>2023-04-19T11:43:24.130705759</dc:date>
    <meta:editing-duration>PT1H2M55S</meta:editing-duration>
    <meta:editing-cycles>2</meta:editing-cycles>
    <meta:generator>LibreOffice/7.3.7.2$Linux_X86_64 LibreOffice_project/30$Build-2</meta:generator>
    <meta:document-statistic meta:object-count="23"/>
  </office:meta>
</office:document-meta>
</file>